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P8" style:family="paragraph" style:parent-style-name="Standard" style:list-style-name="L3">
      <style:text-properties style:font-name="Times New Roman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3</text:p>
      <text:p text:style-name="P1"/>
      <text:p text:style-name="P1"/>
      <text:p text:style-name="P1"/>
      <text:p text:style-name="P1"/>
      <text:p text:style-name="P1"/>
      <text:p text:style-name="P2">Backlog :</text:p>
      <text:p text:style-name="P2"/>
      <text:list xml:id="list30263067" text:style-name="L2">
        <text:list-item>
          <text:p text:style-name="P7">écriture des fonctionnalités : </text:p>
        </text:list-item>
      </text:list>
      <text:list xml:id="list30410880" text:style-name="L3">
        <text:list-item>
          <text:list>
            <text:list-item>
              <text:list>
                <text:list-item>
                  <text:list>
                    <text:list-item>
                      <text:p text:style-name="P8">état d'une ligne (incident)</text:p>
                    </text:list-item>
                    <text:list-item>
                      <text:p text:style-name="P8">stations les plus proches</text:p>
                    </text:list-item>
                    <text:list-item>
                      <text:p text:style-name="P4">état d'une station (incident)</text:p>
                    </text:list-item>
                    <text:list-item>
                      <text:p text:style-name="P4">temps de trajet entre 2 station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1167919" text:style-name="L4">
        <text:list-item>
          <text:p text:style-name="P5">écriture des tests pour les fonctionnalités du Sprint 4 </text:p>
          <text:p text:style-name="P5"/>
        </text:list-item>
      </text:list>
      <text:p text:style-name="P3"/>
      <text:p text:style-name="P2">Estimations et affectations :</text:p>
      <text:p text:style-name="P3"/>
      <text:list xml:id="list31180598" text:style-name="L5">
        <text:list-item>
          <text:p text:style-name="P6">écriture des fonctionnalités  (Cyrielle Bazart &amp; Romain Dartois) : 3h</text:p>
          <text:list>
            <text:list-item>
              <text:p text:style-name="P6">état d'une ligne (incident) </text:p>
            </text:list-item>
            <text:list-item>
              <text:p text:style-name="P6">stations les plus proches </text:p>
            </text:list-item>
            <text:list-item>
              <text:p text:style-name="P6">état d'une station (incident) </text:p>
            </text:list-item>
            <text:list-item>
              <text:p text:style-name="P6">temps de trajet entre 2 stations </text:p>
            </text:list-item>
          </text:list>
        </text:list-item>
      </text:list>
      <text:p text:style-name="P3"/>
      <text:p text:style-name="P3">- écriture des tests pour les fonctionnalités du Sprint 4 (Jérémy Geoffroy &amp; Anthony Da Silva) : 2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18:32.43</meta:creation-date>
    <dc:date>2012-04-27T11:08:55.76</dc:date>
    <meta:editing-duration>PT35M11S</meta:editing-duration>
    <meta:editing-cycles>2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15" meta:word-count="96" meta:character-count="542" meta:non-whitespace-character-count="465"/>
  </office:meta>
</office:document-meta>
</file>